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true" fo:min-height="0cm" fo:min-width="0cm" fo:wrap-option="no-wrap"/>
    </style:style>
    <style:style style:name="gr2" style:family="graphic" style:parent-style-name="standard">
      <style:graphic-properties draw:fill-color="#ffffff" draw:textarea-horizontal-align="justify" draw:textarea-vertical-align="middle" draw:auto-grow-height="true" fo:min-height="0cm" fo:min-width="0cm"/>
    </style:style>
    <style:style style:name="gr3" style:family="graphic" style:parent-style-name="standard">
      <style:graphic-properties draw:fill-color="#ffffff" draw:textarea-vertical-align="middle" draw:auto-grow-height="false" fo:min-height="0.526cm" fo:min-width="1.83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0.712cm" fo:min-width="1.3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</style:style>
    <style:style style:name="gr7" style:family="graphic" style:parent-style-name="standard">
      <style:graphic-properties svg:stroke-width="0.1cm" svg:stroke-color="#3465a4" draw:marker-start-width="0.5cm" draw:marker-end-width="0.5cm" svg:stroke-linecap="round" draw:fill="gradient" draw:fill-gradient-name="Tango_20_Green" draw:gradient-step-count="0" draw:opacity="0%" draw:textarea-horizontal-align="justify" draw:textarea-vertical-align="middle" draw:auto-grow-height="false" fo:min-height="16.26cm" fo:min-width="19.312cm" fo:padding-top="0.175cm" fo:padding-bottom="0.175cm" fo:padding-left="0.3cm" fo:padding-right="0.3cm" draw:shadow-opacity="0%"/>
    </style:style>
    <style:style style:name="gr8" style:family="graphic" style:parent-style-name="standard">
      <style:graphic-properties svg:stroke-width="0.1cm" svg:stroke-color="#3465a4" draw:marker-start-width="0.5cm" draw:marker-end-width="0.5cm" draw:fill="solid" draw:fill-color="#ffffff" draw:opacity="0%" draw:textarea-horizontal-align="justify" draw:textarea-vertical-align="middle" draw:auto-grow-height="false" fo:min-height="12.658cm" fo:min-width="4.608cm" fo:padding-top="0.175cm" fo:padding-bottom="0.175cm" fo:padding-left="0.3cm" fo:padding-right="0.3cm" draw:shadow-opacity="0%"/>
    </style:style>
    <style:style style:name="gr9" style:family="graphic" style:parent-style-name="standard">
      <style:graphic-properties svg:stroke-width="0.1cm" svg:stroke-color="#3465a4" draw:marker-start-width="0.5cm" draw:marker-end-width="0.5cm" draw:fill="solid" draw:fill-color="#729fcf" draw:opacity="0%" draw:textarea-horizontal-align="justify" draw:textarea-vertical-align="middle" draw:auto-grow-height="false" fo:min-height="1.902cm" fo:min-width="3.051cm" fo:padding-top="0.175cm" fo:padding-bottom="0.175cm" fo:padding-left="0.3cm" fo:padding-right="0.3cm" draw:shadow-opacity="0%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8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="gradient" draw:fill-gradient-name="Tango_20_Green" draw:gradient-step-count="0" draw:opacity="0%"/>
      <style:paragraph-properties fo:text-align="center"/>
    </style:style>
    <style:style style:name="P7" style:family="paragraph">
      <loext:graphic-properties draw:fill="solid" draw:fill-color="#ffffff" draw:opacity="0%"/>
      <style:paragraph-properties fo:text-align="center"/>
    </style:style>
    <style:style style:name="P8" style:family="paragraph">
      <loext:graphic-properties draw:fill="solid" draw:fill-color="#729fcf" draw:opacity="0%"/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4" draw:id="id14" draw:layer="layout" svg:width="2.755cm" svg:height="1.064cm" svg:x="2.981cm" svg:y="12.506cm">
          <text:p text:style-name="P1"><text:span text:style-name="T1">TDA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1" draw:id="id11" draw:layer="layout" svg:width="4.897cm" svg:height="1.064cm" svg:x="9.512cm" svg:y="12.51cm">
          <text:p text:style-name="P1"><text:span text:style-name="T1">Pipeline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9" draw:id="id9" draw:layer="layout" svg:width="7.186cm" svg:height="1.36cm" svg:x="15.606cm" svg:y="8.276cm">
          <text:p text:style-name="P1"><text:span text:style-name="T1">GC_Server1.d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4.935cm" svg:height="1.064cm" svg:x="22.974cm" svg:y="8.365cm">
          <text:p text:style-name="P1"><text:span text:style-name="T1">Client Branch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4.626cm" svg:height="1.064cm" svg:x="32.749cm" svg:y="8.366cm">
          <text:p text:style-name="P1"><text:span text:style-name="T1">GCO Server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0" draw:id="id10" draw:layer="layout" svg:width="7.186cm" svg:height="1.36cm" svg:x="15.606cm" svg:y="10.906cm">
          <text:p text:style-name="P1"><text:span text:style-name="T1">GC_Server2.d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" draw:id="id12" draw:layer="layout" svg:width="7.186cm" svg:height="1.36cm" svg:x="15.606cm" svg:y="13.447cm">
          <text:p text:style-name="P1"><text:span text:style-name="T1">GC_Server3.d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" draw:id="id13" draw:layer="layout" svg:width="7.186cm" svg:height="1.36cm" svg:x="15.606cm" svg:y="16.112cm">
          <text:p text:style-name="P1"><text:span text:style-name="T1">GC_Server4.d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556cm" svg:height="1.904cm" draw:transform="rotate (-1.5707963267949) translate (35.925cm 18.145cm)">
          <text:p/>
          <draw:enhanced-geometry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2" xml:id="id4" draw:id="id4" draw:layer="layout" svg:width="4.935cm" svg:height="1.064cm" svg:x="22.974cm" svg:y="11.113cm">
          <text:p text:style-name="P1"><text:span text:style-name="T1">Client Branch 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6" draw:id="id6" draw:layer="layout" svg:width="4.937cm" svg:height="1.066cm" svg:x="23.07cm" svg:y="13.573cm">
          <text:p text:style-name="P1"><text:span text:style-name="T1">Client Branch 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8" draw:id="id8" draw:layer="layout" svg:width="4.935cm" svg:height="1.064cm" svg:x="22.986cm" svg:y="16.239cm">
          <text:p text:style-name="P1"><text:span text:style-name="T1">Client Branch 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4.626cm" svg:height="1.064cm" svg:x="32.75cm" svg:y="11.112cm">
          <text:p text:style-name="P1"><text:span text:style-name="T1">GCO Server 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5" draw:id="id5" draw:layer="layout" svg:width="4.626cm" svg:height="1.064cm" svg:x="32.753cm" svg:y="13.572cm">
          <text:p text:style-name="P1"><text:span text:style-name="T1">GCO Server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" draw:id="id7" draw:layer="layout" svg:width="4.626cm" svg:height="1.064cm" svg:x="32.75cm" svg:y="16.24cm">
          <text:p text:style-name="P1"><text:span text:style-name="T1">GCO Server 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556cm" svg:height="1.904cm" draw:transform="rotate (-1.5707963267949) translate (27.288cm 18.145cm)">
          <text:p/>
          <draw:enhanced-geometry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3.556cm" svg:height="1.904cm" draw:transform="rotate (-1.5707963267949) translate (19.923cm 18.145cm)">
          <text:p/>
          <draw:enhanced-geometry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onnector draw:style-name="gr4" draw:text-style-name="P4" draw:layer="layout" svg:x1="32.749cm" svg:y1="8.898cm" svg:x2="27.909cm" svg:y2="8.897cm" draw:start-shape="id1" draw:start-glue-point="3" draw:end-shape="id2" draw:end-glue-point="1" svg:d="M32749 8898h-2420v-1h-2420" svg:viewBox="0 0 4841 2">
          <text:p/>
        </draw:connector>
        <draw:connector draw:style-name="gr4" draw:text-style-name="P4" draw:layer="layout" svg:x1="32.75cm" svg:y1="11.644cm" svg:x2="27.909cm" svg:y2="11.645cm" draw:start-shape="id3" draw:start-glue-point="3" draw:end-shape="id4" draw:end-glue-point="1" svg:d="M32750 11644h-2420v1h-2421" svg:viewBox="0 0 4842 2">
          <text:p/>
        </draw:connector>
        <draw:connector draw:style-name="gr4" draw:text-style-name="P4" draw:layer="layout" svg:x1="32.753cm" svg:y1="14.104cm" svg:x2="28.007cm" svg:y2="14.106cm" draw:start-shape="id5" draw:start-glue-point="3" draw:end-shape="id6" draw:end-glue-point="1" svg:d="M32753 14104h-2373v2h-2373" svg:viewBox="0 0 4747 3">
          <text:p/>
        </draw:connector>
        <draw:connector draw:style-name="gr4" draw:text-style-name="P4" draw:layer="layout" svg:x1="32.75cm" svg:y1="16.772cm" svg:x2="27.921cm" svg:y2="16.771cm" draw:start-shape="id7" draw:start-glue-point="3" draw:end-shape="id8" draw:end-glue-point="1" svg:d="M32750 16772h-2414v-1h-2415" svg:viewBox="0 0 4830 2">
          <text:p/>
        </draw:connector>
        <draw:connector draw:style-name="gr4" draw:text-style-name="P4" draw:layer="layout" draw:type="curve" svg:x1="25.441cm" svg:y1="8.365cm" svg:x2="21.74cm" svg:y2="8.475cm" draw:start-shape="id2" draw:start-glue-point="0" draw:end-shape="id9" draw:end-glue-point="11" svg:d="M25441 8365c0-885-3701-940-3701 110" svg:viewBox="0 0 3702 782">
          <text:p/>
        </draw:connector>
        <draw:connector draw:style-name="gr4" draw:text-style-name="P4" draw:layer="layout" draw:type="curve" svg:x1="25.441cm" svg:y1="11.113cm" svg:x2="21.74cm" svg:y2="11.105cm" draw:start-shape="id4" draw:start-glue-point="0" draw:end-shape="id10" draw:end-glue-point="11" svg:d="M25441 11113c0-1062-3701-1058-3701-8" svg:viewBox="0 0 3702 797">
          <text:p/>
        </draw:connector>
        <draw:connector draw:style-name="gr4" draw:text-style-name="P4" draw:layer="layout" draw:type="curve" svg:x1="16.658cm" svg:y1="8.475cm" svg:x2="14.409cm" svg:y2="13.042cm" draw:start-shape="id9" draw:start-glue-point="5" draw:end-shape="id11" draw:end-glue-point="1" svg:d="M16658 8475c0-1050-825-875-1163 529s-188 4038-1086 4038" svg:viewBox="0 0 2250 5243">
          <text:p/>
        </draw:connector>
        <draw:connector draw:style-name="gr4" draw:text-style-name="P4" draw:layer="layout" draw:type="curve" svg:x1="16.658cm" svg:y1="14.608cm" svg:x2="14.409cm" svg:y2="13.042cm" draw:start-shape="id12" draw:start-glue-point="7" draw:end-shape="id11" draw:end-glue-point="1" svg:d="M16658 14608c0 1051-825 876-1163 222s-188-1788-1086-1788" svg:viewBox="0 0 2250 2317">
          <text:p/>
        </draw:connector>
        <draw:connector draw:style-name="gr4" draw:text-style-name="P4" draw:layer="layout" draw:type="curve" svg:x1="16.658cm" svg:y1="17.273cm" svg:x2="14.409cm" svg:y2="13.042cm" draw:start-shape="id13" draw:start-glue-point="7" draw:end-shape="id11" draw:end-glue-point="1" svg:d="M16658 17273c0 1051-825 877-1163-444s-188-3787-1086-3787" svg:viewBox="0 0 2250 4914">
          <text:p/>
        </draw:connector>
        <draw:connector draw:style-name="gr4" draw:text-style-name="P4" draw:layer="layout" draw:type="curve" svg:x1="16.658cm" svg:y1="11.105cm" svg:x2="14.409cm" svg:y2="13.042cm" draw:start-shape="id10" draw:start-glue-point="5" draw:end-shape="id11" draw:end-glue-point="1" svg:d="M16658 11105c0-1050-825-876-1163-129s-188 2066-1086 2066" svg:viewBox="0 0 2250 2676">
          <text:p/>
        </draw:connector>
        <draw:connector draw:style-name="gr4" draw:text-style-name="P4" draw:layer="layout" draw:type="curve" svg:x1="25.538cm" svg:y1="14.639cm" svg:x2="21.74cm" svg:y2="14.608cm" draw:start-shape="id6" draw:start-glue-point="2" draw:end-shape="id12" draw:end-glue-point="9" svg:d="M25538 14639c0 1005-3798 1020-3798-31" svg:viewBox="0 0 3799 788">
          <text:p/>
        </draw:connector>
        <draw:connector draw:style-name="gr4" draw:text-style-name="P4" draw:layer="layout" draw:type="curve" svg:x1="25.453cm" svg:y1="17.303cm" svg:x2="21.74cm" svg:y2="17.273cm" draw:start-shape="id8" draw:start-glue-point="2" draw:end-shape="id13" draw:end-glue-point="9" svg:d="M25453 17303c0 1006-3713 1021-3713-30" svg:viewBox="0 0 3714 787">
          <text:p/>
        </draw:connector>
        <draw:connector draw:style-name="gr4" draw:text-style-name="P4" draw:layer="layout" svg:x1="9.512cm" svg:y1="13.042cm" svg:x2="5.736cm" svg:y2="13.038cm" draw:start-shape="id11" draw:start-glue-point="3" draw:end-shape="id14" draw:end-glue-point="1" svg:d="M9512 13042h-1888v-4h-1888" svg:viewBox="0 0 3777 5">
          <text:p/>
        </draw:connector>
        <draw:frame draw:style-name="gr5" draw:text-style-name="P5" draw:layer="layout" svg:width="1.84cm" svg:height="0.962cm" svg:x="18.083cm" svg:y="6.842cm">
          <draw:text-box>
            <text:p><text:span text:style-name="T1">Files</text:span></text:p>
          </draw:text-box>
        </draw:frame>
        <draw:frame draw:style-name="gr6" draw:text-style-name="P5" draw:layer="layout" svg:width="2.437cm" svg:height="0.962cm" svg:x="24.241cm" svg:y="6.842cm">
          <draw:text-box>
            <text:p><text:span text:style-name="T1">Clients</text:span></text:p>
          </draw:text-box>
        </draw:frame>
        <draw:custom-shape draw:style-name="gr7" draw:text-style-name="P6" draw:layer="layout" svg:width="19.812cm" svg:height="16.51cm" svg:x="9.128cm" svg:y="6.334cm">
          <text:p/>
          <draw:enhanced-geometry svg:viewBox="0 0 21600 21600" draw:mirror-horizontal="tru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7" draw:layer="layout" svg:width="5.207cm" svg:height="16.383cm" svg:x="32.369cm" svg:y="6.334cm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9" draw:text-style-name="P8" draw:layer="layout" svg:width="3.937cm" svg:height="3.048cm" svg:x="2.524cm" svg:y="11.414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6T09:53:05.337913932</meta:creation-date>
    <dc:date>2018-07-26T11:08:00.373967237</dc:date>
    <meta:editing-duration>PT11M39S</meta:editing-duration>
    <meta:editing-cycles>4</meta:editing-cycles>
    <meta:generator>LibreOffice/6.0.5.2$Linux_X86_64 LibreOffice_project/00$Build-2</meta:generator>
    <meta:document-statistic meta:object-count="35"/>
  </office:meta>
</office:document-meta>
</file>